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text-underline-style="solid" style:text-underline-width="auto" style:text-underline-color="font-color" officeooo:paragraph-rsid="0002cc25" fo:background-color="#7ffe00" style:font-size-asian="12pt" style:font-size-complex="12pt"/>
    </style:style>
    <style:style style:name="P2" style:family="paragraph" style:parent-style-name="Standard">
      <style:text-properties style:font-name="Times New Roman" fo:font-size="12pt" officeooo:paragraph-rsid="000499b3" style:font-size-asian="12pt" style:font-size-complex="12pt"/>
    </style:style>
    <style:style style:name="P3" style:family="paragraph" style:parent-style-name="Standard">
      <style:text-properties style:font-name="Times New Roman" fo:font-size="12pt" officeooo:paragraph-rsid="0002cc25" style:font-size-asian="12pt" style:font-size-complex="12pt"/>
    </style:style>
    <style:style style:name="P4" style:family="paragraph" style:parent-style-name="Standard">
      <loext:graphic-properties draw:fill="none"/>
      <style:paragraph-properties fo:margin-left="0.4cm" fo:margin-right="-0.4cm" fo:text-indent="0cm" style:auto-text-indent="false" fo:background-color="transparent"/>
      <style:text-properties style:font-name="Times New Roman" fo:font-size="12pt" officeooo:paragraph-rsid="0002cc25" style:font-size-asian="12pt" style:font-size-complex="12pt"/>
    </style:style>
    <style:style style:name="P5" style:family="paragraph" style:parent-style-name="Standard">
      <style:text-properties style:font-name="Times New Roman" fo:font-size="12pt" officeooo:paragraph-rsid="00078f4f" style:font-size-asian="12pt" style:font-size-complex="12pt"/>
    </style:style>
    <style:style style:name="P6" style:family="paragraph" style:parent-style-name="Standard" style:master-page-name="">
      <loext:graphic-properties draw:fill="none"/>
      <style:paragraph-properties fo:margin-left="0.4cm" fo:margin-right="0cm" fo:text-indent="0cm" style:auto-text-indent="false" style:page-number="auto" fo:background-color="transparent"/>
      <style:text-properties style:font-name="Times New Roman" fo:font-size="12pt" officeooo:paragraph-rsid="00078f4f" style:font-size-asian="12pt" style:font-size-complex="12pt"/>
    </style:style>
    <style:style style:name="P7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style:font-name="Times New Roman" fo:font-size="12pt" officeooo:paragraph-rsid="00078f4f" style:font-size-asian="12pt" style:font-size-complex="12pt"/>
    </style:style>
    <style:style style:name="P8" style:family="paragraph" style:parent-style-name="Standard">
      <style:text-properties style:font-name="Times New Roman" fo:font-size="12pt" fo:font-weight="bold" officeooo:rsid="00058550" officeooo:paragraph-rsid="00058550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2pt" fo:font-weight="normal" officeooo:rsid="00058550" officeooo:paragraph-rsid="00078f4f" style:font-size-asian="12pt" style:font-weight-asian="normal" style:font-size-complex="12pt" style:font-weight-complex="normal"/>
    </style:style>
    <style:style style:name="P10" style:family="paragraph" style:parent-style-name="Standard">
      <style:text-properties officeooo:paragraph-rsid="00078f4f"/>
    </style:style>
    <style:style style:name="P11" style:family="paragraph" style:parent-style-name="Standard">
      <loext:graphic-properties draw:fill="none"/>
      <style:paragraph-properties fo:margin-left="0.4cm" fo:margin-right="0cm" fo:text-indent="0cm" style:auto-text-indent="false" fo:background-color="transparent"/>
      <style:text-properties officeooo:paragraph-rsid="00078f4f"/>
    </style:style>
    <style:style style:name="P12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paragraph-rsid="00078f4f"/>
    </style:style>
    <style:style style:name="P13" style:family="paragraph" style:parent-style-name="Standard">
      <style:text-properties officeooo:paragraph-rsid="0002cc25"/>
    </style:style>
    <style:style style:name="P14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ackground-color="transparent"/>
      <style:text-properties officeooo:paragraph-rsid="0002cc25"/>
    </style:style>
    <style:style style:name="P15" style:family="paragraph" style:parent-style-name="Standard">
      <style:text-properties fo:font-size="12pt" officeooo:paragraph-rsid="00078f4f" style:font-size-asian="12pt" style:font-size-complex="12pt"/>
    </style:style>
    <style:style style:name="P16" style:family="paragraph" style:parent-style-name="Standard" style:master-page-name="">
      <loext:graphic-properties draw:fill="none"/>
      <style:paragraph-properties fo:margin-left="0cm" fo:margin-right="-0.3cm" fo:text-indent="0cm" style:auto-text-indent="false" style:page-number="auto" fo:break-before="auto" fo:break-after="auto" fo:background-color="transparent"/>
      <style:text-properties officeooo:paragraph-rsid="00058550"/>
    </style:style>
    <style:style style:name="P17" style:family="paragraph" style:parent-style-name="Standard">
      <style:text-properties fo:color="#ff0000" loext:opacity="100%" style:font-name="Times New Roman" fo:font-size="12pt" fo:font-weight="bold" officeooo:paragraph-rsid="00078f4f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officeooo:paragraph-rsid="00058550"/>
    </style:style>
    <style:style style:name="P19" style:family="paragraph" style:parent-style-name="Standard" style:list-style-name="L1">
      <style:text-properties style:font-name="Times New Roman" fo:font-size="12pt" fo:font-weight="bold" officeooo:rsid="000499b3" officeooo:paragraph-rsid="000499b3" style:font-size-asian="12pt" style:font-weight-asian="bold" style:font-size-complex="12pt" style:font-weight-complex="bold"/>
    </style:style>
    <style:style style:name="P20" style:family="paragraph" style:parent-style-name="Standard" style:list-style-name="L1">
      <style:text-properties style:font-name="Times New Roman" fo:font-size="12pt" fo:font-weight="bold" officeooo:rsid="000499b3" officeooo:paragraph-rsid="00058550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Times New Roman" fo:font-size="12pt" fo:font-weight="bold" officeooo:rsid="000499b3" officeooo:paragraph-rsid="000499b3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Times New Roman" fo:font-size="12pt" fo:font-weight="bold" officeooo:paragraph-rsid="0002cc25" style:font-size-asian="12pt" style:font-weight-asian="bold" style:font-size-complex="12pt" style:font-weight-complex="bold"/>
    </style:style>
    <style:style style:name="P23" style:family="paragraph" style:parent-style-name="Standard" style:master-page-name="">
      <loext:graphic-properties draw:fill="none"/>
      <style:paragraph-properties fo:margin-left="0.4cm" fo:margin-right="-0.4cm" fo:text-indent="0cm" style:auto-text-indent="false" style:page-number="auto" fo:break-before="column" fo:background-color="transparent"/>
      <style:text-properties style:font-name="Times New Roman" fo:font-size="12pt" fo:font-weight="bold" officeooo:paragraph-rsid="0002cc25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text-properties style:font-name="Times New Roman" fo:font-size="12pt" fo:font-weight="bold" officeooo:rsid="00058550" officeooo:paragraph-rsid="00058550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Times New Roman" fo:font-size="12pt" fo:font-weight="bold" officeooo:rsid="00058550" officeooo:paragraph-rsid="00058550" style:font-size-asian="12pt" style:font-weight-asian="bold" style:font-size-complex="12pt" style:font-weight-complex="bold"/>
    </style:style>
    <style:style style:name="P26" style:family="paragraph" style:parent-style-name="Standard" style:list-style-name="WWNum49">
      <style:text-properties style:font-name="Times New Roman" fo:font-size="12pt" fo:font-weight="bold" officeooo:rsid="00058550" officeooo:paragraph-rsid="00078f4f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text-properties style:font-name="Times New Roman" fo:font-size="12pt" fo:font-weight="normal" officeooo:rsid="00058550" officeooo:paragraph-rsid="00058550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text-properties style:font-name="Times New Roman" fo:font-size="12pt" fo:font-weight="normal" officeooo:rsid="00058550" officeooo:paragraph-rsid="00078f4f" style:font-size-asian="12pt" style:font-weight-asian="normal" style:font-size-complex="12pt" style:font-weight-complex="normal"/>
    </style:style>
    <style:style style:name="P29" style:family="paragraph" style:parent-style-name="Standard" style:list-style-name="WWNum48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078f4f"/>
    </style:style>
    <style:style style:name="P30" style:family="paragraph" style:parent-style-name="Standard">
      <style:paragraph-properties fo:break-before="page"/>
      <style:text-properties fo:color="#ff0000" loext:opacity="100%" style:font-name="Times New Roman" fo:font-size="12pt" fo:font-weight="bold" officeooo:paragraph-rsid="0002cc25" style:font-size-asian="12pt" style:font-weight-asian="bold" style:font-size-complex="12pt" style:font-weight-complex="bold"/>
    </style:style>
    <style:style style:name="P31" style:family="paragraph" style:parent-style-name="Standard">
      <loext:graphic-properties draw:fill="none"/>
      <style:paragraph-properties fo:margin-left="0cm" fo:margin-right="-0.3cm" fo:text-indent="0cm" style:auto-text-indent="false" fo:background-color="transparent"/>
      <style:text-properties fo:color="#000000" loext:opacity="100%" style:font-name="Times New Roman" fo:font-size="12pt" officeooo:paragraph-rsid="0002cc25" fo:background-color="#e8f2fe" style:font-size-asian="12pt" style:font-name-complex="Consolas" style:font-size-complex="12pt"/>
    </style:style>
    <style:style style:name="P32" style:family="paragraph" style:parent-style-name="Standard" style:list-style-name="WWNum49">
      <style:text-properties officeooo:paragraph-rsid="00078f4f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Times New Roman" fo:font-size="12pt" fo:font-weight="bold" officeooo:rsid="000499b3" style:font-size-asian="12pt" style:font-weight-asian="bold" style:font-size-complex="12pt" style:font-weight-complex="bold"/>
    </style:style>
    <style:style style:name="T4" style:family="text">
      <style:text-properties style:font-name="Times New Roman" fo:font-size="12pt" fo:font-weight="bold" officeooo:rsid="00078f4f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fo:font-weight="normal" officeooo:rsid="000499b3" style:font-size-asian="12pt" style:font-weight-asian="normal" style:font-size-complex="12pt" style:font-weight-complex="normal"/>
    </style:style>
    <style:style style:name="T6" style:family="text">
      <style:text-properties fo:color="#000000" loext:opacity="100%" style:font-name="Times New Roman" style:font-name-complex="Courier New"/>
    </style:style>
    <style:style style:name="T7" style:family="text">
      <style:text-properties fo:color="#000000" loext:opacity="100%" style:font-name="Times New Roman" fo:font-size="12pt" fo:background-color="#ffff00" loext:char-shading-value="0" style:font-size-asian="12pt" style:font-name-complex="Courier New" style:font-size-complex="12pt"/>
    </style:style>
    <style:style style:name="T8" style:family="text">
      <style:text-properties fo:color="#000000" loext:opacity="100%" style:font-name="Times New Roman" fo:font-size="12pt" fo:font-weight="bold" fo:background-color="#ffff00" loext:char-shading-value="0" style:font-size-asian="12pt" style:font-weight-asian="bold" style:font-name-complex="Courier New" style:font-size-complex="12pt" style:font-weight-complex="bold"/>
    </style:style>
    <style:style style:name="T9" style:family="text">
      <style:text-properties fo:color="#000000" loext:opacity="100%" style:font-name="Times New Roman" fo:font-size="12pt" style:text-underline-style="solid" style:text-underline-width="auto" style:text-underline-color="font-color" fo:font-weight="bold" fo:background-color="#e8f2fe" loext:char-shading-value="0" style:font-size-asian="12pt" style:font-weight-asian="bold" style:font-name-complex="Consolas" style:font-size-complex="12pt" style:font-weight-complex="bold"/>
    </style:style>
    <style:style style:name="T10" style:family="text">
      <style:text-properties fo:color="#000000" loext:opacity="100%" style:font-name="Times New Roman" fo:font-size="12pt" fo:background-color="#e8f2fe" loext:char-shading-value="0" style:font-size-asian="12pt" style:font-name-complex="Consolas" style:font-size-complex="12pt"/>
    </style:style>
    <style:style style:name="T11" style:family="text">
      <style:text-properties fo:color="#000000" loext:opacity="100%" style:font-name="Times New Roman" fo:font-size="12pt" officeooo:rsid="00058550" fo:background-color="#e8f2fe" loext:char-shading-value="0" style:font-size-asian="12pt" style:font-name-complex="Consolas" style:font-size-complex="12pt"/>
    </style:style>
    <style:style style:name="T12" style:family="text">
      <style:text-properties fo:color="#000000" loext:opacity="100%" style:font-name="Times New Roman" fo:font-size="12pt" fo:language="en" fo:country="US" fo:background-color="#ffff00" loext:char-shading-value="0" style:font-size-asian="12pt" style:font-name-complex="Courier New" style:font-size-complex="12pt"/>
    </style:style>
    <style:style style:name="T13" style:family="text">
      <style:text-properties fo:color="#000000" loext:opacity="100%" style:font-name="Times New Roman" fo:font-size="12pt" fo:background-color="transparent" loext:char-shading-value="0" style:font-size-asian="12pt" style:font-name-complex="Courier New" style:font-size-complex="12pt"/>
    </style:style>
    <style:style style:name="T14" style:family="text">
      <style:text-properties fo:color="#000000" loext:opacity="100%" style:font-name-complex="Courier New"/>
    </style:style>
    <style:style style:name="T15" style:family="text">
      <style:text-properties fo:color="#000000" loext:opacity="100%" fo:background-color="#c0ffc0" loext:char-shading-value="0" style:font-name-complex="Courier New"/>
    </style:style>
    <style:style style:name="T16" style:family="text">
      <style:text-properties fo:color="#000000" loext:opacity="100%" fo:background-color="#d4d4d4" loext:char-shading-value="0" style:font-name-complex="Courier New"/>
    </style:style>
    <style:style style:name="T17" style:family="text">
      <style:text-properties fo:color="#000000" loext:opacity="100%" fo:background-color="#ffa0a0" loext:char-shading-value="0" style:font-name-complex="Courier New"/>
    </style:style>
    <style:style style:name="T18" style:family="text">
      <style:text-properties fo:color="#000000" loext:opacity="100%" style:text-underline-style="solid" style:text-underline-width="auto" style:text-underline-color="font-color" style:font-name-complex="Courier New"/>
    </style:style>
    <style:style style:name="T19" style:family="text">
      <style:text-properties fo:color="#000000" loext:opacity="100%" fo:background-color="#ffff00" loext:char-shading-value="0" style:font-name-complex="Courier New"/>
    </style:style>
    <style:style style:name="T20" style:family="text">
      <style:text-properties fo:color="#000000" loext:opacity="100%" fo:background-color="transparent" loext:char-shading-value="0" style:font-name-complex="Courier New"/>
    </style:style>
    <style:style style:name="T21" style:family="text">
      <style:text-properties fo:color="#000000" loext:opacity="100%" fo:background-color="transparent" loext:char-shading-value="0" style:font-name-complex="Consolas"/>
    </style:style>
    <style:style style:name="T22" style:family="text">
      <style:text-properties fo:color="#000000" loext:opacity="100%" officeooo:rsid="00078f4f" fo:background-color="transparent" loext:char-shading-value="0" style:font-name-complex="Consolas"/>
    </style:style>
    <style:style style:name="T23" style:family="text">
      <style:text-properties fo:color="#000000" loext:opacity="100%" fo:language="en" fo:country="US" fo:background-color="#ffff00" loext:char-shading-value="0" style:font-name-complex="Courier New"/>
    </style:style>
    <style:style style:name="T24" style:family="text">
      <style:text-properties fo:color="#000000" loext:opacity="100%" fo:language="en" fo:country="US" style:font-name-complex="Courier New"/>
    </style:style>
    <style:style style:name="T25" style:family="text">
      <style:text-properties fo:color="#000000" loext:opacity="100%" fo:language="en" fo:country="US" fo:background-color="transparent" loext:char-shading-value="0" style:font-name-complex="Courier New"/>
    </style:style>
    <style:style style:name="T26" style:family="text">
      <style:text-properties fo:color="#000000" loext:opacity="100%" fo:font-weight="bold" fo:background-color="transparent" loext:char-shading-value="0" style:font-weight-asian="bold" style:font-name-complex="Consolas" style:font-weight-complex="bold"/>
    </style:style>
    <style:style style:name="T27" style:family="text">
      <style:text-properties fo:color="#3f7f5f" loext:opacity="100%" style:font-name="Times New Roman" style:font-name-complex="Courier New"/>
    </style:style>
    <style:style style:name="T28" style:family="text">
      <style:text-properties fo:color="#3f7f5f" loext:opacity="100%" style:font-name="Times New Roman" style:text-underline-style="solid" style:text-underline-width="auto" style:text-underline-color="font-color" style:font-name-complex="Courier New"/>
    </style:style>
    <style:style style:name="T29" style:family="text">
      <style:text-properties fo:color="#3f7f5f" loext:opacity="100%" style:font-name-complex="Courier New"/>
    </style:style>
    <style:style style:name="T30" style:family="text">
      <style:text-properties fo:color="#3f7f5f" loext:opacity="100%" style:text-underline-style="solid" style:text-underline-width="auto" style:text-underline-color="font-color" style:font-name-complex="Courier New"/>
    </style:style>
    <style:style style:name="T31" style:family="text">
      <style:text-properties fo:color="#3f7f5f" loext:opacity="100%" style:text-underline-style="solid" style:text-underline-width="auto" style:text-underline-color="font-color" fo:background-color="#ffff00" loext:char-shading-value="0" style:font-name-complex="Courier New"/>
    </style:style>
    <style:style style:name="T32" style:family="text">
      <style:text-properties fo:color="#3f7f5f" loext:opacity="100%" fo:background-color="#ffff00" loext:char-shading-value="0" style:font-name-complex="Courier New"/>
    </style:style>
    <style:style style:name="T33" style:family="text">
      <style:text-properties fo:color="#3f7f5f" loext:opacity="100%" fo:language="en" fo:country="US" style:font-name-complex="Courier New"/>
    </style:style>
    <style:style style:name="T34" style:family="text">
      <style:text-properties fo:color="#3f7f5f" loext:opacity="100%" fo:language="en" fo:country="US" style:text-underline-style="solid" style:text-underline-width="auto" style:text-underline-color="font-color" style:font-name-complex="Courier New"/>
    </style:style>
    <style:style style:name="T35" style:family="text">
      <style:text-properties fo:color="#7f0055" loext:opacity="100%" style:font-name="Times New Roman" fo:font-size="12pt" fo:font-weight="bold" fo:background-color="#ffff00" loext:char-shading-value="0" style:font-size-asian="12pt" style:font-weight-asian="bold" style:font-name-complex="Courier New" style:font-size-complex="12pt" style:font-weight-complex="bold"/>
    </style:style>
    <style:style style:name="T36" style:family="text">
      <style:text-properties fo:color="#7f0055" loext:opacity="100%" style:font-name="Times New Roman" fo:font-size="12pt" fo:font-weight="bold" fo:background-color="#e8f2fe" loext:char-shading-value="0" style:font-size-asian="12pt" style:font-weight-asian="bold" style:font-name-complex="Consolas" style:font-size-complex="12pt" style:font-weight-complex="bold"/>
    </style:style>
    <style:style style:name="T37" style:family="text">
      <style:text-properties fo:color="#7f0055" loext:opacity="100%" style:font-name="Times New Roman" fo:font-size="12pt" fo:language="en" fo:country="US" fo:font-weight="bold" fo:background-color="#ffff00" loext:char-shading-value="0" style:font-size-asian="12pt" style:font-weight-asian="bold" style:font-name-complex="Courier New" style:font-size-complex="12pt" style:font-weight-complex="bold"/>
    </style:style>
    <style:style style:name="T38" style:family="text">
      <style:text-properties fo:color="#7f0055" loext:opacity="100%" fo:font-weight="bold" style:font-weight-asian="bold" style:font-name-complex="Courier New" style:font-weight-complex="bold"/>
    </style:style>
    <style:style style:name="T39" style:family="text">
      <style:text-properties fo:color="#7f0055" loext:opacity="100%" fo:font-weight="bold" fo:background-color="#c0ffc0" loext:char-shading-value="0" style:font-weight-asian="bold" style:font-name-complex="Courier New" style:font-weight-complex="bold"/>
    </style:style>
    <style:style style:name="T40" style:family="text">
      <style:text-properties fo:color="#7f0055" loext:opacity="100%" fo:font-weight="bold" fo:background-color="#ffff00" loext:char-shading-value="0" style:font-weight-asian="bold" style:font-name-complex="Courier New" style:font-weight-complex="bold"/>
    </style:style>
    <style:style style:name="T41" style:family="text">
      <style:text-properties fo:color="#7f0055" loext:opacity="100%" fo:language="en" fo:country="US" fo:font-weight="bold" fo:background-color="#ffff00" loext:char-shading-value="0" style:font-weight-asian="bold" style:font-name-complex="Courier New" style:font-weight-complex="bold"/>
    </style:style>
    <style:style style:name="T42" style:family="text">
      <style:text-properties fo:color="#7f0055" loext:opacity="100%" fo:language="en" fo:country="US" fo:font-weight="bold" style:font-weight-asian="bold" style:font-name-complex="Courier New" style:font-weight-complex="bold"/>
    </style:style>
    <style:style style:name="T43" style:family="text">
      <style:text-properties fo:color="#0000c0" loext:opacity="100%" fo:background-color="#c0ffc0" loext:char-shading-value="0" style:font-name-complex="Courier New"/>
    </style:style>
    <style:style style:name="T44" style:family="text">
      <style:text-properties fo:color="#0000c0" loext:opacity="100%" fo:background-color="#ffa0a0" loext:char-shading-value="0" style:font-name-complex="Courier New"/>
    </style:style>
    <style:style style:name="T45" style:family="text">
      <style:text-properties fo:color="#0000c0" loext:opacity="100%" style:font-name-complex="Courier New"/>
    </style:style>
    <style:style style:name="T46" style:family="text">
      <style:text-properties fo:color="#0000c0" loext:opacity="100%" fo:font-style="italic" fo:font-weight="bold" fo:background-color="#d4d4d4" loext:char-shading-value="0" style:font-style-asian="italic" style:font-weight-asian="bold" style:font-name-complex="Courier New" style:font-style-complex="italic" style:font-weight-complex="bold"/>
    </style:style>
    <style:style style:name="T47" style:family="text">
      <style:text-properties fo:color="#0000c0" loext:opacity="100%" fo:language="en" fo:country="US" fo:font-style="italic" fo:font-weight="bold" fo:background-color="#d4d4d4" loext:char-shading-value="0" style:font-style-asian="italic" style:font-weight-asian="bold" style:font-name-complex="Courier New" style:font-style-complex="italic" style:font-weight-complex="bold"/>
    </style:style>
    <style:style style:name="T48" style:family="text">
      <style:text-properties fo:color="#6a3e3e" loext:opacity="100%" style:font-name="Times New Roman" fo:font-size="12pt" fo:background-color="#ffff00" loext:char-shading-value="0" style:font-size-asian="12pt" style:font-name-complex="Courier New" style:font-size-complex="12pt"/>
    </style:style>
    <style:style style:name="T49" style:family="text">
      <style:text-properties fo:color="#6a3e3e" loext:opacity="100%" style:font-name="Times New Roman" fo:font-size="12pt" fo:background-color="#e8f2fe" loext:char-shading-value="0" style:font-size-asian="12pt" style:font-name-complex="Consolas" style:font-size-complex="12pt"/>
    </style:style>
    <style:style style:name="T50" style:family="text">
      <style:text-properties fo:color="#6a3e3e" loext:opacity="100%" style:font-name-complex="Courier New"/>
    </style:style>
    <style:style style:name="T51" style:family="text">
      <style:text-properties fo:color="#6a3e3e" loext:opacity="100%" fo:background-color="#ffa0a0" loext:char-shading-value="0" style:font-name-complex="Courier New"/>
    </style:style>
    <style:style style:name="T52" style:family="text">
      <style:text-properties fo:color="#6a3e3e" loext:opacity="100%" fo:background-color="#ffff00" loext:char-shading-value="0" style:font-name-complex="Courier New"/>
    </style:style>
    <style:style style:name="T53" style:family="text">
      <style:text-properties fo:color="#6a3e3e" loext:opacity="100%" fo:language="en" fo:country="US" style:font-name-complex="Courier New"/>
    </style:style>
    <style:style style:name="T54" style:family="text">
      <style:text-properties fo:color="#6a3e3e" loext:opacity="100%" fo:language="en" fo:country="US" fo:background-color="#ffff00" loext:char-shading-value="0" style:font-name-complex="Courier New"/>
    </style:style>
    <style:style style:name="T55" style:family="text">
      <style:text-properties style:font-name-asian="Verdana" style:font-name-complex="Courier New"/>
    </style:style>
    <style:style style:name="T56" style:family="text">
      <style:text-properties style:use-window-font-color="true" loext:opacity="0%" style:font-name="Times New Roman" fo:font-size="12pt" style:font-size-asian="12pt" style:language-asian="es" style:country-asian="ES" style:font-size-complex="12pt" style:language-complex="ar" style:country-complex="SA"/>
    </style:style>
    <style:style style:name="T57" style:family="text">
      <style:text-properties style:use-window-font-color="true" loext:opacity="0%" style:font-name="Times New Roman" fo:font-size="12pt" officeooo:rsid="0002cc25" style:font-size-asian="12pt" style:language-asian="es" style:country-asian="ES" style:font-size-complex="12pt" style:language-complex="ar" style:country-complex="SA"/>
    </style:style>
    <style:style style:name="T58" style:family="text">
      <style:text-properties style:use-window-font-color="true" loext:opacity="0%" style:font-name="Times New Roman" fo:font-size="12pt" fo:font-weight="bold" style:font-size-asian="12pt" style:language-asian="es" style:country-asian="ES" style:font-weight-asian="bold" style:font-size-complex="12pt" style:language-complex="ar" style:country-complex="SA" style:font-weight-complex="bold"/>
    </style:style>
    <style:style style:name="T59" style:family="text">
      <style:text-properties fo:color="#2a00ff" loext:opacity="100%" style:font-name-complex="Courier New"/>
    </style:style>
    <style:style style:name="T60" style:family="text">
      <style:text-properties fo:color="#2a00ff" loext:opacity="100%" fo:background-color="#ffff00" loext:char-shading-value="0" style:font-name-complex="Courier New"/>
    </style:style>
    <style:style style:name="T61" style:family="text">
      <style:text-properties fo:color="#2a00ff" loext:opacity="100%" fo:language="en" fo:country="US" style:font-name-complex="Courier New"/>
    </style:style>
    <style:style style:name="T62" style:family="text">
      <style:text-properties fo:font-weight="bold" officeooo:rsid="0002cc25" style:font-weight-asian="bold" style:font-weight-complex="bold"/>
    </style:style>
    <style:style style:name="T63" style:family="text">
      <style:text-properties fo:font-weight="bold" officeooo:rsid="000499b3" style:font-weight-asian="bold" style:font-weight-complex="bold"/>
    </style:style>
    <style:style style:name="T64" style:family="text">
      <style:text-properties fo:font-weight="bold" officeooo:rsid="0007d658" style:font-weight-asian="bold" style:font-weight-complex="bold"/>
    </style:style>
    <style:style style:name="T65" style:family="text">
      <style:text-properties fo:background-color="transparent" loext:char-shading-value="0"/>
    </style:style>
    <style:style style:name="T66" style:family="text">
      <style:text-properties officeooo:rsid="000499b3"/>
    </style:style>
    <style:style style:name="Sect1" style:family="section">
      <style:section-properties text:dont-balance-text-columns="false" style:editable="false">
        <style:columns fo:column-count="2">
          <style:column-sep style:width="0.005cm" style:color="#000000" style:height="100%" style:style="none"/>
          <style:column style:rel-width="4706*" fo:start-indent="0cm" fo:end-indent="0cm"/>
          <style:column style:rel-width="4932*" fo:start-indent="0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ng-directive"><text:span text:style-name="T1"/></text:span></text:p>
      <text:p text:style-name="P1"><text:span text:style-name="T62">AMPLIAR LA COBERTURA </text:span><text:span text:style-name="T64">EN RELOJLOCO</text:span></text:p>
      <text:p text:style-name="P2"><text:span text:style-name="T66">En el proyecto de </text:span><text:span text:style-name="T63">RelojLoco</text:span><text:span text:style-name="T66"> e</text:span>xisten <text:s/>módulos implementados que no se están utilizando aún. </text:p>
      <text:p text:style-name="P2"/>
      <text:list xml:id="list4008991789" text:style-name="L1">
        <text:list-item>
          <text:p text:style-name="P19">COMPRUEBA LA <text:s/>COBERTURA </text:p>
          <text:p text:style-name="P20"/>
        </text:list-item>
      </text:list>
      <text:section text:style-name="Sect1" text:name="Sección1">
        <text:p text:style-name="P21">VisorReloj.java</text:p>
        <text:p text:style-name="P3"><text:span text:style-name="T14"><text:s text:c="4"/></text:span><text:span text:style-name="T29">/* </text:span><text:span text:style-name="T30">Versión</text:span><text:span text:style-name="T29"> NORMAL </text:span><text:span text:style-name="T30">del</text:span><text:span text:style-name="T29"> Visor </text:span><text:span text:style-name="T30">de</text:span><text:span text:style-name="T29"> </text:span><text:span text:style-name="T30">Reloj</text:span><text:span text:style-name="T29"> */</text:span></text:p>
        <text:p text:style-name="P3"><text:span text:style-name="T14"><text:s text:c="4"/></text:span><text:span text:style-name="T38">public</text:span><text:span text:style-name="T14"> </text:span><text:span text:style-name="T38">void</text:span><text:span text:style-name="T14"> avanzarTiempo() {</text:span></text:p>
        <text:p text:style-name="P3"><text:span text:style-name="T15"><text:s text:c="8"/></text:span><text:span text:style-name="T43">minutos</text:span><text:span text:style-name="T15">.incrementar();</text:span></text:p>
        <text:p text:style-name="P3"><text:span text:style-name="T15"><text:s text:c="8"/></text:span><text:span text:style-name="T39">if</text:span><text:span text:style-name="T15">(</text:span><text:span text:style-name="T43">minutos</text:span><text:span text:style-name="T15">.leer() == 0){</text:span></text:p>
        <text:p text:style-name="P3"><text:span text:style-name="T15"><text:s text:c="12"/></text:span><text:span text:style-name="T43">horas</text:span><text:span text:style-name="T15">.incrementar();</text:span></text:p>
        <text:p text:style-name="P3"><text:s text:c="8"/>}</text:p>
        <text:p text:style-name="P3"><text:s text:c="8"/>actualizarHoraYFormatear();</text:p>
        <text:p text:style-name="P3"><text:s text:c="4"/>}</text:p>
        <text:p text:style-name="P3"><text:span text:style-name="T14"><text:s text:c="4"/></text:span><text:span text:style-name="T29">/* </text:span><text:span text:style-name="T30">Versión</text:span><text:span text:style-name="T29"> LOCA </text:span><text:span text:style-name="T30">del</text:span><text:span text:style-name="T29"> Visor </text:span><text:span text:style-name="T30">de</text:span><text:span text:style-name="T29"> </text:span><text:span text:style-name="T30">Reloj</text:span><text:span text:style-name="T29"> */</text:span></text:p>
        <text:p text:style-name="P3"><text:span text:style-name="T14"><text:s text:c="4"/></text:span><text:span text:style-name="T38">public</text:span><text:span text:style-name="T14"> </text:span><text:span text:style-name="T38">void</text:span><text:span text:style-name="T14"> </text:span><text:span text:style-name="T16">avanzarTiempo</text:span><text:span text:style-name="T14">(</text:span><text:span text:style-name="T38">int</text:span><text:span text:style-name="T14"> </text:span><text:span text:style-name="T50">incrementoLoco</text:span><text:span text:style-name="T14">) {</text:span></text:p>
        <text:p text:style-name="P3"><text:span text:style-name="T17"><text:s text:c="8"/></text:span><text:span text:style-name="T44">minutos</text:span><text:span text:style-name="T17">.incrementar(incrementoLoco);</text:span></text:p>
        <text:p text:style-name="P3"><text:span text:style-name="T14"><text:s text:c="8"/></text:span><text:span text:style-name="T38">if</text:span><text:span text:style-name="T14">(</text:span><text:span text:style-name="T45">minutos</text:span><text:span text:style-name="T14">.leer() == 0){</text:span></text:p>
        <text:p text:style-name="P3"><text:span text:style-name="T14"><text:s text:c="12"/></text:span><text:span text:style-name="T45">horas</text:span><text:span text:style-name="T14">.incrementar();</text:span></text:p>
        <text:p text:style-name="P3"><text:s text:c="8"/>}</text:p>
        <text:p text:style-name="P3"><text:span text:style-name="T14"><text:s text:c="8"/></text:span><text:span text:style-name="T18">actualizarHoraYFormatear</text:span><text:span text:style-name="T14">();</text:span></text:p>
        <text:p text:style-name="P3"><text:span text:style-name="T14"><text:s text:c="4"/>}</text:span><text:span text:style-name="T55"> </text:span></text:p>
        <text:p text:style-name="P22"/>
        <text:p text:style-name="P23">VisorNumeros.java.</text:p>
        <text:p text:style-name="P4"><text:span text:style-name="T14"><text:s text:c="4"/></text:span><text:span text:style-name="T29">/* </text:span><text:span text:style-name="T30">Versión</text:span><text:span text:style-name="T29"> NORMAL </text:span><text:span text:style-name="T30">del</text:span><text:span text:style-name="T29"> Visor </text:span><text:span text:style-name="T30">de</text:span><text:span text:style-name="T29"> </text:span><text:span text:style-name="T30">Números</text:span><text:span text:style-name="T29"> */</text:span></text:p>
        <text:p text:style-name="P4"><text:span text:style-name="T14"><text:s text:c="4"/></text:span><text:span text:style-name="T38">public</text:span><text:span text:style-name="T14"> </text:span><text:span text:style-name="T38">void</text:span><text:span text:style-name="T14"> incrementar() {</text:span></text:p>
        <text:p text:style-name="P4"><text:span text:style-name="T15"><text:s text:c="8"/></text:span><text:span text:style-name="T43">valor</text:span><text:span text:style-name="T15"> = (</text:span><text:span text:style-name="T43">valor</text:span><text:span text:style-name="T15"> + 1) % </text:span><text:span text:style-name="T43">limite</text:span><text:span text:style-name="T15">;</text:span></text:p>
        <text:p text:style-name="P4"><text:s text:c="4"/>}</text:p>
        <text:p text:style-name="P4"><text:span text:style-name="T14"><text:s text:c="4"/></text:span><text:span text:style-name="T29">/* </text:span><text:span text:style-name="T30">Versión</text:span><text:span text:style-name="T29"> LOCA </text:span><text:span text:style-name="T30">del</text:span><text:span text:style-name="T29"> Visor </text:span><text:span text:style-name="T30">de</text:span><text:span text:style-name="T29"> </text:span><text:span text:style-name="T30">Números</text:span><text:span text:style-name="T29"> */</text:span></text:p>
        <text:p text:style-name="P4"><text:span text:style-name="T14"><text:s text:c="4"/></text:span><text:span text:style-name="T38">public</text:span><text:span text:style-name="T14"> </text:span><text:span text:style-name="T38">void</text:span><text:span text:style-name="T14"> </text:span><text:span text:style-name="T16">incrementar</text:span><text:span text:style-name="T14">(</text:span><text:span text:style-name="T38">int</text:span><text:span text:style-name="T14"> </text:span><text:span text:style-name="T50">incrementoLoco</text:span><text:span text:style-name="T14">) {</text:span></text:p>
        <text:p text:style-name="P4"><text:span text:style-name="T17"><text:s text:c="8"/></text:span><text:span text:style-name="T44">valor</text:span><text:span text:style-name="T17"> = (</text:span><text:span text:style-name="T51">incrementoLoco</text:span><text:span text:style-name="T17"> + 1) % </text:span><text:span text:style-name="T44">limite</text:span><text:span text:style-name="T17">;</text:span></text:p>
        <text:p text:style-name="P4"><text:s text:c="4"/>}</text:p>
        <text:p text:style-name="P4">}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</text:section>
      <text:list xml:id="list202538139315687" text:continue-numbering="true" text:style-name="L1">
        <text:list-item>
          <text:p text:style-name="P18"><text:span text:style-name="T3">AMPLÍA LA COBERTURA </text:span><text:span text:style-name="T5">creando un valor aleatorio, que será el valor que pasarás como parámetro de </text:span><text:span text:style-name="T3">incrementoLoco</text:span><text:span text:style-name="T5"> en </text:span><text:span text:style-name="T3">avanzarTiempo</text:span><text:span text:style-name="T5"> del Reloj.</text:span></text:p>
          <text:p text:style-name="P27">Para ello<text:span text:style-name="T65"> g</text:span><text:span text:style-name="ng-directive"><text:span text:style-name="T21">enerar una </text:span></text:span><text:span text:style-name="ng-directive"><text:span text:style-name="T26">semilla aleatoria entre 0 y 60</text:span></text:span><text:span text:style-name="ng-directive"><text:span text:style-name="T21"> que va cambiando cada vez que se incrementa el tiempo con el método </text:span></text:span><text:span text:style-name="ng-directive"><text:span text:style-name="T26">avanzarTiempo</text:span></text:span><text:span text:style-name="ng-directive"><text:span text:style-name="T21"> del VisorReloj. </text:span></text:span></text:p>
          <text:p text:style-name="P28"><text:span text:style-name="ng-directive"><text:span text:style-name="T22"/></text:span></text:p>
        </text:list-item>
      </text:list>
      <text:list xml:id="list3940888807" text:style-name="WWNum48">
        <text:list-header>
          <text:p text:style-name="P29"><text:span text:style-name="ng-directive"><text:span text:style-name="T2">CREAR VARIABLES E INICIALIZARLAS. </text:span></text:span></text:p>
        </text:list-header>
      </text:list>
      <text:p text:style-name="P15"><text:span text:style-name="T6"><text:s text:c="4"/><text:tab/></text:span><text:span text:style-name="T27">// </text:span><text:span text:style-name="T28">Activamos</text:span><text:span text:style-name="T27"> el </text:span><text:span text:style-name="T28">Reloj</text:span><text:span text:style-name="T27"> </text:span><text:span text:style-name="T28">Loco</text:span><text:span text:style-name="T27"> </text:span><text:span text:style-name="T28">entre</text:span><text:span text:style-name="T27"> 0 y 60</text:span></text:p>
      <text:p text:style-name="P6"><text:span text:style-name="T14"><text:s text:c="8"/></text:span><text:span text:style-name="T40">int</text:span><text:span text:style-name="T19"> </text:span><text:span text:style-name="T52">incrementoLoco</text:span><text:span text:style-name="T19"> = 123;</text:span></text:p>
      <text:p text:style-name="P7"><text:span text:style-name="T20"><text:s text:c="8"/></text:span><text:span text:style-name="T40">int</text:span><text:span text:style-name="T19"> </text:span><text:span text:style-name="T52">minValor</text:span><text:span text:style-name="T19"> = 0; </text:span><text:span text:style-name="T32">// Valor </text:span><text:span text:style-name="T31">mínimo</text:span><text:span text:style-name="T32"> </text:span><text:span text:style-name="T31">del</text:span><text:span text:style-name="T32"> </text:span><text:span text:style-name="T31">rango</text:span></text:p>
      <text:p text:style-name="P7"><text:span text:style-name="T20"><text:s text:c="8"/></text:span><text:span text:style-name="T40">int</text:span><text:span text:style-name="T19"> </text:span><text:span text:style-name="T52">maxValor</text:span><text:span text:style-name="T19"> = 60; </text:span><text:span text:style-name="T32">// Valor </text:span><text:span text:style-name="T31">mínimo</text:span><text:span text:style-name="T32"> </text:span><text:span text:style-name="T31">del</text:span><text:span text:style-name="T32"> </text:span><text:span text:style-name="T31">rango</text:span></text:p>
      <text:p text:style-name="P11"><text:span text:style-name="T13"><text:s text:c="8"/></text:span><text:span text:style-name="T7">Random </text:span><text:span text:style-name="T48">semilla</text:span><text:span text:style-name="T7"> = </text:span><text:span text:style-name="T35">new</text:span><text:span text:style-name="T7"> Random();</text:span></text:p>
      <text:p text:style-name="P10"><text:span text:style-name="ng-directive"><text:span text:style-name="T2">IMPORTAR LA CLASE “RANDOM” DEL PAQUETE “UTIL” DE JAVA. </text:span></text:span></text:p>
      <text:p text:style-name="P12"><text:span text:style-name="T35">import</text:span><text:span text:style-name="T7"> java.util.Random;</text:span></text:p>
      <text:p text:style-name="P10"><text:span text:style-name="ng-directive"><text:span text:style-name="T2">GENERAMOS LA SEMILLA Y LA PASAMOS COMO INCREMENTOLOCO </text:span></text:span><text:span text:style-name="ng-directive"><text:span text:style-name="T4">dentro del while</text:span></text:span></text:p>
      <text:p text:style-name="P5"><text:span text:style-name="T14"><text:s/><text:tab/></text:span><text:span text:style-name="T52">incrementoLoco</text:span><text:span text:style-name="T19"> = (</text:span><text:span text:style-name="T40">int</text:span><text:span text:style-name="T19">)(</text:span><text:span text:style-name="T52">semilla</text:span><text:span text:style-name="T19">.nextDouble() * (</text:span><text:span text:style-name="T52">minValor</text:span><text:span text:style-name="T19"> + </text:span><text:span text:style-name="T52">maxValor</text:span><text:span text:style-name="T19">));</text:span></text:p>
      <text:p text:style-name="P9"><text:span text:style-name="ng-directive"><text:span text:style-name="T20"><text:tab/></text:span></text:span><text:span text:style-name="ng-directive"><text:span text:style-name="T52">reloj</text:span></text:span><text:span text:style-name="ng-directive"><text:span text:style-name="T19">.avanzarTiempo(</text:span></text:span><text:span text:style-name="ng-directive"><text:span text:style-name="T52">incrementoLoco</text:span></text:span><text:span text:style-name="ng-directive"><text:span text:style-name="T19">);</text:span></text:span></text:p>
      <text:list xml:id="list202536824746170" text:continue-list="list202538139315687" text:style-name="L1">
        <text:list-header>
          <text:p text:style-name="P27"><text:span text:style-name="ng-directive"><text:span text:style-name="T21"/></text:span></text:p>
        </text:list-header>
        <text:list-item>
          <text:p text:style-name="P24">COMPRUEBA <text:s/>LA NUEVA COBERTURA.</text:p>
        </text:list-item>
      </text:list>
      <text:p text:style-name="P8"/>
      <text:p text:style-name="P8"/>
      <text:p text:style-name="P30">SOLUCIÓN</text:p>
      <text:p text:style-name="P14"><text:span text:style-name="ng-directive"><text:span text:style-name="T57">D</text:span></text:span><text:span text:style-name="ng-directive"><text:span text:style-name="T56">ebemos preparar el </text:span></text:span><text:span text:style-name="ng-directive"><text:span text:style-name="T58">incrementoLoco</text:span></text:span><text:span text:style-name="ng-directive"><text:span text:style-name="T56"> y pasárselo al método </text:span></text:span><text:span text:style-name="T9">avanzarTiempo</text:span><text:span text:style-name="T10">(</text:span><text:span text:style-name="T36">int</text:span><text:span text:style-name="T10"> </text:span><text:span text:style-name="T49">incrementoLoco</text:span><text:span text:style-name="T10">)</text:span></text:p>
      <text:p text:style-name="P31"/>
      <text:p text:style-name="P16"><text:span text:style-name="ng-directive"><text:span text:style-name="T11">G</text:span></text:span><text:span text:style-name="ng-directive"><text:span text:style-name="T10">enerar una semilla aleatoria entre 0 y 60 que va cambiando cada vez que se incrementa el tiempo con el método avanzarTiempo del VisorReloj. </text:span></text:span></text:p>
      <text:p text:style-name="P3"><text:span text:style-name="ng-directive"><text:span text:style-name="T8"/></text:span></text:p>
      <text:p text:style-name="P13"><text:span text:style-name="T37">import</text:span><text:span text:style-name="T12"> java.util.Random;</text:span></text:p>
      <text:p text:style-name="P3"><text:span text:style-name="T42">public</text:span><text:span text:style-name="T24"> </text:span><text:span text:style-name="T42">class</text:span><text:span text:style-name="T24"> RelojLoco</text:span>{</text:p>
      <text:p text:style-name="P3"><text:span text:style-name="T24"><text:s text:c="4"/></text:span><text:span text:style-name="T42">public</text:span><text:span text:style-name="T24"> </text:span><text:span text:style-name="T42">static</text:span><text:span text:style-name="T24"> </text:span><text:span text:style-name="T42">void</text:span><text:span text:style-name="T24"> main( String[] </text:span><text:span text:style-name="T53">args</text:span><text:span text:style-name="T24"> ) </text:span><text:span text:style-name="T42">throws</text:span><text:span text:style-name="T24"> InterruptedException {</text:span></text:p>
      <text:p text:style-name="P3"><text:s text:c="3"/><text:span text:style-name="T24"><text:s text:c="4"/><text:tab/></text:span><text:span text:style-name="T14">System.</text:span><text:span text:style-name="T46">out</text:span><text:span text:style-name="T14">.println( </text:span><text:span text:style-name="T59">"****************************************************"</text:span><text:span text:style-name="T14"> );</text:span></text:p>
      <text:p text:style-name="P3"><text:span text:style-name="T14"><text:s text:c="4"/><text:tab/>System.</text:span><text:span text:style-name="T46">out</text:span><text:span text:style-name="T14">.println( </text:span><text:span text:style-name="T59">"*** Bienvenidos </text:span><text:span text:style-name="T60">a la Versión LOCA del</text:span><text:span text:style-name="T59"> Reloj Loco ***"</text:span><text:span text:style-name="T14"> );</text:span></text:p>
      <text:p text:style-name="P3"><text:span text:style-name="T14"><text:s text:c="4"/><text:tab/></text:span><text:span text:style-name="T24">System.</text:span><text:span text:style-name="T47">out</text:span><text:span text:style-name="T24">.println( </text:span><text:span text:style-name="T61">"**************************************************** \n"</text:span><text:span text:style-name="T24"> );</text:span></text:p>
      <text:p text:style-name="P3"><text:span text:style-name="T24"><text:s text:c="4"/><text:tab/>String </text:span><text:span text:style-name="T53">horaReloj</text:span><text:span text:style-name="T24"> = </text:span><text:span text:style-name="T61">"00 : 00"</text:span><text:span text:style-name="T24">;</text:span></text:p>
      <text:p text:style-name="P3"><text:span text:style-name="T24"><text:s text:c="4"/><text:tab/></text:span><text:span text:style-name="T29">// </text:span><text:span text:style-name="T30">Activamos</text:span><text:span text:style-name="T29"> el </text:span><text:span text:style-name="T30">Reloj</text:span><text:span text:style-name="T29"> </text:span><text:span text:style-name="T30">Loco</text:span><text:span text:style-name="T29"> </text:span><text:span text:style-name="T30">entre</text:span><text:span text:style-name="T29"> 0 y 60</text:span></text:p>
      <text:p text:style-name="P3"><text:span text:style-name="T14"><text:s text:c="8"/></text:span><text:span text:style-name="T40">int</text:span><text:span text:style-name="T19"> </text:span><text:span text:style-name="T52">incrementoLoco</text:span><text:span text:style-name="T19"> = 123;</text:span></text:p>
      <text:p text:style-name="P3"><text:span text:style-name="T20"><text:s text:c="8"/></text:span><text:span text:style-name="T40">int</text:span><text:span text:style-name="T19"> </text:span><text:span text:style-name="T52">minValor</text:span><text:span text:style-name="T19"> = 0; </text:span><text:span text:style-name="T32">// Valor </text:span><text:span text:style-name="T31">mínimo</text:span><text:span text:style-name="T32"> </text:span><text:span text:style-name="T31">del</text:span><text:span text:style-name="T32"> </text:span><text:span text:style-name="T31">rango</text:span></text:p>
      <text:p text:style-name="P3"><text:span text:style-name="T20"><text:s text:c="8"/></text:span><text:span text:style-name="T40">int</text:span><text:span text:style-name="T19"> </text:span><text:span text:style-name="T52">maxValor</text:span><text:span text:style-name="T19"> = 60; </text:span><text:span text:style-name="T32">// Valor </text:span><text:span text:style-name="T31">mínimo</text:span><text:span text:style-name="T32"> </text:span><text:span text:style-name="T31">del</text:span><text:span text:style-name="T32"> </text:span><text:span text:style-name="T31">rango</text:span></text:p>
      <text:p text:style-name="P3"><text:span text:style-name="T20"><text:s text:c="8"/></text:span><text:span text:style-name="T23">Random </text:span><text:span text:style-name="T54">semilla</text:span><text:span text:style-name="T23"> = </text:span><text:span text:style-name="T41">new</text:span><text:span text:style-name="T23"> Random();</text:span></text:p>
      <text:p text:style-name="P3"><text:span text:style-name="T24"><text:s text:c="4"/><text:tab/></text:span><text:span text:style-name="T33">// </text:span><text:span text:style-name="T34">Reloj</text:span><text:span text:style-name="T33"> </text:span><text:span text:style-name="T34">con</text:span><text:span text:style-name="T33"> 12 AM y </text:span><text:span text:style-name="T34">otras</text:span><text:span text:style-name="T33"> 12 PM</text:span></text:p>
      <text:p text:style-name="P3"><text:span text:style-name="T24"><text:s text:c="8"/>VisorReloj </text:span><text:span text:style-name="T53">reloj</text:span><text:span text:style-name="T24"> = </text:span><text:span text:style-name="T42">new</text:span><text:span text:style-name="T24"> VisorReloj(12, 60);</text:span></text:p>
      <text:p text:style-name="P3"><text:span text:style-name="T24"><text:s text:c="8"/></text:span><text:span text:style-name="T14">System.</text:span><text:span text:style-name="T46">out</text:span><text:span text:style-name="T14">.println(</text:span><text:span text:style-name="T59">"Hora Inicial: "</text:span><text:span text:style-name="T14"> + </text:span><text:span text:style-name="T50">reloj</text:span><text:span text:style-name="T14">.leerHora());</text:span></text:p>
      <text:p text:style-name="P3"><text:span text:style-name="T14"><text:s text:c="8"/></text:span><text:span text:style-name="T50">reloj</text:span><text:span text:style-name="T14">.configurar(11, 57);</text:span></text:p>
      <text:p text:style-name="P3"><text:span text:style-name="T14"><text:s text:c="8"/></text:span><text:span text:style-name="T29">// </text:span><text:span text:style-name="T30">Leemos</text:span><text:span text:style-name="T29"> </text:span><text:span text:style-name="T30">la</text:span><text:span text:style-name="T29"> </text:span><text:span text:style-name="T30">nueva</text:span><text:span text:style-name="T29"> </text:span><text:span text:style-name="T30">hora</text:span><text:span text:style-name="T29"> y </text:span><text:span text:style-name="T30">la</text:span><text:span text:style-name="T29"> </text:span><text:span text:style-name="T30">mostramos</text:span><text:span text:style-name="T29"> </text:span><text:span text:style-name="T30">por</text:span><text:span text:style-name="T29"> </text:span><text:span text:style-name="T30">consola</text:span></text:p>
      <text:p text:style-name="P3"><text:span text:style-name="T14"><text:s text:c="8"/></text:span><text:span text:style-name="T50">horaReloj</text:span><text:span text:style-name="T14"> = <text:s/></text:span><text:span text:style-name="T50">reloj</text:span><text:span text:style-name="T14">.leerHora();</text:span></text:p>
      <text:p text:style-name="P3"><text:span text:style-name="T14"><text:s text:c="8"/>System.</text:span><text:span text:style-name="T46">out</text:span><text:span text:style-name="T14">.println(</text:span><text:span text:style-name="T59">"Nueva Hora Actual: "</text:span><text:span text:style-name="T14"> + </text:span><text:span text:style-name="T50">horaReloj</text:span><text:span text:style-name="T14">);</text:span></text:p>
      <text:p text:style-name="P3"><text:span text:style-name="T14"><text:s text:c="8"/></text:span><text:span text:style-name="T42">while</text:span><text:span text:style-name="T24"> (!</text:span><text:span text:style-name="T53">horaReloj</text:span><text:span text:style-name="T24">.equals(</text:span><text:span text:style-name="T61">"00 : 00"</text:span><text:span text:style-name="T24">)) {</text:span></text:p>
      <text:p text:style-name="P3"><text:span text:style-name="T24"><text:s text:c="12"/></text:span><text:span text:style-name="T54">incrementoLoco</text:span><text:span text:style-name="T23"> = (</text:span><text:span text:style-name="T41">int</text:span><text:span text:style-name="T23">)(</text:span><text:span text:style-name="T54">semilla</text:span><text:span text:style-name="T23">.nextDouble() * (</text:span><text:span text:style-name="T54">minValor</text:span><text:span text:style-name="T23"> + </text:span><text:span text:style-name="T54">maxValor</text:span><text:span text:style-name="T23">));</text:span></text:p>
      <text:p text:style-name="P3"><text:span text:style-name="T25"><text:s text:c="12"/></text:span><text:span text:style-name="T52">reloj</text:span><text:span text:style-name="T19">.avanzarTiempo(</text:span><text:span text:style-name="T52">incrementoLoco</text:span><text:span text:style-name="T19">);</text:span></text:p>
      <text:p text:style-name="P3"><text:span text:style-name="T14"><text:s text:c="8"/><text:tab/></text:span><text:span text:style-name="T29">// </text:span><text:span text:style-name="T30">Leemos</text:span><text:span text:style-name="T29"> </text:span><text:span text:style-name="T30">la</text:span><text:span text:style-name="T29"> </text:span><text:span text:style-name="T30">nueva</text:span><text:span text:style-name="T29"> </text:span><text:span text:style-name="T30">hora</text:span><text:span text:style-name="T29"> y </text:span><text:span text:style-name="T30">la</text:span><text:span text:style-name="T29"> </text:span><text:span text:style-name="T30">mostramos</text:span><text:span text:style-name="T29"> </text:span><text:span text:style-name="T30">por</text:span><text:span text:style-name="T29"> </text:span><text:span text:style-name="T30">consola</text:span></text:p>
      <text:p text:style-name="P3"><text:span text:style-name="T14"><text:s text:c="12"/></text:span><text:span text:style-name="T50">horaReloj</text:span><text:span text:style-name="T14"> = <text:s/></text:span><text:span text:style-name="T50">reloj</text:span><text:span text:style-name="T14">.leerHora();</text:span></text:p>
      <text:p text:style-name="P3"><text:span text:style-name="T14"><text:s text:c="12"/>System.</text:span><text:span text:style-name="T46">out</text:span><text:span text:style-name="T14">.println(</text:span><text:span text:style-name="T59">"Nueva Hora Actual: "</text:span><text:span text:style-name="T14"> + </text:span><text:span text:style-name="T50">horaReloj</text:span><text:span text:style-name="T14">);</text:span></text:p>
      <text:p text:style-name="P3"><text:span text:style-name="T14"><text:s text:c="12"/></text:span><text:span text:style-name="T29">//</text:span><text:span text:style-name="T30">Ponemos</text:span><text:span text:style-name="T29"> a "</text:span><text:span text:style-name="T30">Dormir</text:span><text:span text:style-name="T29">" </text:span><text:span text:style-name="T30">nuestro</text:span><text:span text:style-name="T29"> </text:span><text:span text:style-name="T30">programa</text:span><text:span text:style-name="T29"> </text:span><text:span text:style-name="T30">durante</text:span><text:span text:style-name="T29"> 1 </text:span><text:span text:style-name="T30">segundo</text:span></text:p>
      <text:p text:style-name="P3"><text:span text:style-name="T14"><text:s text:c="12"/></text:span><text:span text:style-name="T33">//Thread.sleep(1000);</text:span></text:p>
      <text:p text:style-name="P3"><text:s text:c="8"/>}</text:p>
      <text:p text:style-name="P3"><text:span text:style-name="T24"><text:s text:c="8"/>System.</text:span><text:span text:style-name="T47">out</text:span><text:span text:style-name="T24">.println( </text:span><text:span text:style-name="T61">"****************************************************"</text:span><text:span text:style-name="T24"> );</text:span></text:p>
      <text:p text:style-name="P3"><text:span text:style-name="T24"><text:s text:c="4"/><text:tab/></text:span><text:span text:style-name="T14">System.</text:span><text:span text:style-name="T46">out</text:span><text:span text:style-name="T14">.println( </text:span><text:span text:style-name="T59">"****** Adiós </text:span><text:span text:style-name="T60">a la Versión LOCA del</text:span><text:span text:style-name="T59"> Reloj Loco ******"</text:span><text:span text:style-name="T14"> );</text:span></text:p>
      <text:p text:style-name="P3"><text:span text:style-name="T14"><text:s text:c="4"/><text:tab/>System.</text:span><text:span text:style-name="T46">out</text:span><text:span text:style-name="T14">.println( </text:span><text:span text:style-name="T59">"**************************************************** \n"</text:span><text:span text:style-name="T14"> );</text:span></text:p>
      <text:p text:style-name="P3"><text:s text:c="4"/>}</text:p>
      <text:p text:style-name="P3">}</text:p>
      <text:p text:style-name="P3"/>
      <text:p text:style-name="P17">AMPLIACIÓN</text:p>
      <text:list xml:id="list3877465390" text:style-name="WWNum49">
        <text:list-item>
          <text:p text:style-name="P32"><text:span text:style-name="T2">Prueba el reloj</text:span><text:span text:style-name="T1"> con </text:span><text:span text:style-name="T2">otros valores mínimos y máximos </text:span><text:span text:style-name="T1">para el rango del incremento. ¿Qué está pasando? ¿Sigue funcionando bien?</text:span></text:p>
        </text:list-item>
        <text:list-item>
          <text:p text:style-name="P26">Crea tu nueva versión del Reloj Loco con las modificaciones que creas que pueden ser interesantes. ¿Qué harías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Default_20_Paragraph_20_Font" style:display-name="Default Paragraph Font" style:family="text"/>
    <style:style style:name="ng-directive" style:family="text" style:parent-style-name="Default_20_Paragraph_20_Fon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>
      <style:text-properties style:font-name-complex="Courier New" style:font-family-complex="'Courier New'" style:font-family-generic-complex="system" style:font-pitch-complex="variable"/>
    </style:style>
    <style:style style:name="ListLabel_20_118" style:display-name="ListLabel 118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09:55:28.973543229</meta:creation-date>
    <dc:date>2024-03-13T20:25:36.258001591</dc:date>
    <meta:editing-duration>PT25M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83" meta:word-count="487" meta:character-count="3911" meta:non-whitespace-character-count="3072"/>
  </office:meta>
</office:document-meta>
</file>